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28" style:parent-style-name="Textbody" style:family="paragraph">
      <style:paragraph-properties fo:text-align="justify" fo:margin-bottom="0in" fo:line-height="150%"/>
    </style:style>
    <style:style style:name="P29" style:parent-style-name="Textbody" style:family="paragraph">
      <style:paragraph-properties fo:text-align="justify" fo:margin-bottom="0in" fo:line-height="100%"/>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 style:parent-style-name="StrongEmphasis" style:family="text">
      <style:text-properties style:font-name="Bitstream Vera Sans" style:font-name-complex="Tahoma" fo:font-size="11pt" style:font-size-asian="11pt" style:font-size-complex="11pt"/>
    </style:style>
    <style:style style:name="T4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3"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4" style:parent-style-name="Textbody" style:family="paragraph">
      <style:paragraph-properties fo:text-align="justify" fo:margin-bottom="0in" fo:line-height="150%"/>
    </style:style>
    <style:style style:name="T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6"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0" style:parent-style-name="StrongEmphasis" style:family="text">
      <style:text-properties style:font-name="Bitstream Vera Sans" style:font-name-complex="Tahoma"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2" style:parent-style-name="VarsayılanParagrafYazıTipi" style:family="text">
      <style:text-properties style:font-name="Ubuntu Condensed" fo:font-weight="bold" style:font-weight-asian="bold" style:font-weight-complex="bold"/>
    </style:style>
    <style:style style:name="T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54" style:parent-style-name="Textbody" style:family="paragraph">
      <style:paragraph-properties fo:text-align="justify" fo:margin-bottom="0in" fo:line-height="150%"/>
    </style:style>
    <style:style style:name="T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9" style:parent-style-name="StrongEmphasis" style:family="text">
      <style:text-properties style:font-name="Bitstream Vera Sans" style:font-name-complex="Tahoma" fo:font-size="11pt" style:font-size-asian="11pt" style:font-size-complex="11pt"/>
    </style:style>
    <style:style style:name="P70" style:parent-style-name="Textbody" style:family="paragraph">
      <style:paragraph-properties fo:text-align="justify" fo:margin-bottom="0in" fo:line-height="150%"/>
    </style:style>
    <style:style style:name="T7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1" style:parent-style-name="Textbody" style:family="paragraph">
      <style:paragraph-properties fo:text-align="justify" fo:margin-bottom="0in" fo:line-height="150%"/>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8" style:parent-style-name="Textbody" style:family="paragraph">
      <style:paragraph-properties fo:text-align="justify" fo:margin-bottom="0in" fo:line-height="150%"/>
    </style:style>
    <style:style style:name="T8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8" style:parent-style-name="Textbody" style:family="paragraph">
      <style:paragraph-properties fo:text-align="justify" fo:margin-bottom="0in" fo:line-height="100%"/>
    </style:style>
    <style:style style:name="P99" style:parent-style-name="Textbody" style:family="paragraph">
      <style:paragraph-properties fo:text-align="justify" fo:margin-bottom="0in" fo:line-height="100%"/>
    </style:style>
    <style:style style:name="T1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3" style:parent-style-name="Textbody" style:family="paragraph">
      <style:paragraph-properties fo:text-align="justify" fo:margin-bottom="0in" fo:line-height="100%"/>
    </style:style>
    <style:style style:name="T10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5" style:parent-style-name="VarsayılanParagrafYazıTipi" style:family="text">
      <style:text-properties style:font-name="Bitstream Vera Sans" style:font-name-complex="Tahoma"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2" style:parent-style-name="VarsayılanParagrafYazıTipi" style:family="text">
      <style:text-properties style:font-name="Bitstream Vera Sans" style:font-name-complex="Tahoma"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P116" style:parent-style-name="Textbody" style:family="paragraph">
      <style:paragraph-properties fo:text-align="justify" fo:margin-bottom="0in" fo:line-height="100%"/>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StrongEmphasis" style:family="text">
      <style:text-properties style:font-name="Bitstream Vera Sans" style:font-name-complex="Tahoma"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VarsayılanParagrafYazıTipi" style:family="text">
      <style:text-properties style:font-name="Bitstream Vera Sans" style:font-name-complex="Tahoma" style:text-position="super 63.6%" fo:font-size="11pt" style:font-size-asian="11pt" style:font-size-complex="11pt"/>
    </style:style>
    <style:style style:name="P122" style:parent-style-name="Textbody" style:family="paragraph">
      <style:paragraph-properties fo:text-align="justify" fo:margin-bottom="0in" fo:line-height="100%"/>
    </style:style>
    <style:style style:name="T1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T127" style:parent-style-name="VarsayılanParagrafYazıTipi" style:family="text">
      <style:text-properties style:font-name="Bitstream Vera Sans" style:font-name-complex="Tahoma" fo:font-size="11pt" style:font-size-asian="11pt" style:font-size-complex="11pt"/>
    </style:style>
    <style:style style:name="P128" style:parent-style-name="Textbody" style:family="paragraph">
      <style:paragraph-properties fo:text-align="justify" fo:margin-bottom="0in" fo:line-height="100%"/>
    </style:style>
    <style:style style:name="T1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0" style:parent-style-name="StrongEmphasis"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P135" style:parent-style-name="Textbody" style:family="paragraph">
      <style:paragraph-properties fo:text-align="justify" fo:margin-bottom="0in" fo:line-height="100%"/>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38" style:parent-style-name="Textbody" style:family="paragraph">
      <style:paragraph-properties fo:text-align="justify" fo:margin-bottom="0in" fo:line-height="100%"/>
    </style:style>
    <style:style style:name="T1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0"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style>
    <style:style style:name="P142"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4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4" style:parent-style-name="Textbody" style:family="paragraph">
      <style:paragraph-properties fo:text-align="justify" fo:margin-bottom="0in" fo:line-height="150%"/>
    </style:style>
    <style:style style:name="T14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51" style:parent-style-name="Textbody" style:family="paragraph">
      <style:paragraph-properties fo:text-align="justify" fo:margin-bottom="0in" fo:line-height="150%"/>
    </style:style>
    <style:style style:name="T152"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4"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60" style:parent-style-name="Textbody" style:family="paragraph">
      <style:paragraph-properties fo:text-align="justify" fo:margin-bottom="0in" fo:line-height="100%"/>
    </style:style>
    <style:style style:name="T1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7" style:parent-style-name="Textbody" style:family="paragraph">
      <style:paragraph-properties fo:text-align="justify" fo:margin-bottom="0in" fo:line-height="100%"/>
    </style:style>
    <style:style style:name="P168" style:parent-style-name="Textbody" style:family="paragraph">
      <style:paragraph-properties fo:text-align="justify" fo:margin-bottom="0in" fo:line-height="100%" fo:margin-left="2.4618in" fo:text-indent="0.4923in">
        <style:tab-stops/>
      </style:paragraph-properties>
    </style:style>
    <style:style style:name="T16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0" style:parent-style-name="Textbody" style:family="paragraph">
      <style:paragraph-properties fo:text-align="justify" fo:margin-bottom="0in" fo:line-height="150%"/>
    </style:style>
    <style:style style:name="T1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2"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76" style:parent-style-name="Textbody" style:family="paragraph">
      <style:paragraph-properties fo:text-align="justify" fo:margin-bottom="0in" fo:line-height="150%"/>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6" style:parent-style-name="Textbody" style:family="paragraph">
      <style:paragraph-properties fo:text-align="justify" fo:margin-bottom="0in" fo:line-height="150%"/>
    </style:style>
    <style:style style:name="T18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96" style:parent-style-name="Textbody" style:family="paragraph">
      <style:paragraph-properties fo:text-align="justify" fo:margin-bottom="0in" fo:line-height="150%"/>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97" style:parent-style-name="Textbody" style:family="paragraph">
      <style:paragraph-properties fo:text-align="justify" fo:margin-bottom="0in" fo:line-height="150%"/>
    </style:style>
    <style:style style:name="T19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06" style:parent-style-name="Textbody" style:family="paragraph">
      <style:paragraph-properties fo:text-align="justify" fo:margin-bottom="0in" fo:line-height="100%"/>
    </style:style>
    <style:style style:name="P207" style:parent-style-name="Textbody" style:family="paragraph">
      <style:paragraph-properties fo:text-align="justify" fo:margin-bottom="0in" fo:line-height="100%"/>
    </style:style>
    <style:style style:name="T20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0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10" style:parent-style-name="Textbody" style:family="paragraph">
      <style:paragraph-properties fo:text-align="justify" fo:margin-bottom="0in" fo:line-height="100%"/>
    </style:style>
    <style:style style:name="T2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P214" style:parent-style-name="Textbody" style:family="paragraph">
      <style:paragraph-properties fo:text-align="justify" fo:margin-bottom="0in" fo:line-height="100%"/>
    </style:style>
    <style:style style:name="T2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6" style:parent-style-name="VarsayılanParagrafYazıTipi" style:family="text">
      <style:text-properties style:font-name="Bitstream Vera Sans" style:font-name-complex="Tahoma" fo:font-size="11pt" style:font-size-asian="11pt" style:font-size-complex="11pt"/>
    </style:style>
    <style:style style:name="P217" style:parent-style-name="Textbody" style:family="paragraph">
      <style:paragraph-properties fo:text-align="justify" fo:margin-bottom="0in" fo:line-height="100%"/>
    </style:style>
    <style:style style:name="T2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P223" style:parent-style-name="Textbody" style:family="paragraph">
      <style:paragraph-properties fo:text-align="justify" fo:margin-bottom="0in" fo:line-height="100%"/>
    </style:style>
    <style:style style:name="T2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5" style:parent-style-name="StrongEmphasis" style:family="text">
      <style:text-properties style:font-name="Bitstream Vera Sans" style:font-name-complex="Tahoma" fo:font-size="11pt" style:font-size-asian="11pt" style:font-size-complex="11pt"/>
    </style:style>
    <style:style style:name="T2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P228" style:parent-style-name="Textbody" style:family="paragraph">
      <style:paragraph-properties fo:text-align="justify" fo:margin-bottom="0in" fo:line-height="100%"/>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StrongEmphasis" style:family="text">
      <style:text-properties style:font-name="Bitstream Vera Sans" style:font-name-complex="Tahoma" fo:font-size="11pt" style:font-size-asian="11pt" style:font-size-complex="11pt"/>
    </style:style>
    <style:style style:name="T2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fo:font-size="11pt" style:font-size-asian="11pt" style:font-size-complex="11pt"/>
    </style:style>
    <style:style style:name="P234" style:parent-style-name="Textbody" style:family="paragraph">
      <style:paragraph-properties fo:text-align="justify" fo:margin-bottom="0in" fo:line-height="100%"/>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6" style:parent-style-name="StrongEmphasis"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T2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P241" style:parent-style-name="Textbody" style:family="paragraph">
      <style:paragraph-properties fo:text-align="justify" fo:margin-bottom="0in" fo:line-height="100%"/>
    </style:style>
    <style:style style:name="T242" style:parent-style-name="StrongEmphasis" style:family="text">
      <style:text-properties style:font-name="Bitstream Vera Sans" style:font-name-complex="Tahoma"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44" style:parent-style-name="Textbody" style:family="paragraph">
      <style:paragraph-properties fo:text-align="justify" fo:margin-bottom="0in" fo:line-height="100%"/>
    </style:style>
    <style:style style:name="T24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6"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P248" style:parent-style-name="Textbody" style:family="paragraph">
      <style:paragraph-properties fo:text-align="justify" fo:margin-bottom="0in" fo:line-height="100%"/>
    </style:style>
    <style:style style:name="P249" style:parent-style-name="Textbody" style:family="paragraph">
      <style:paragraph-properties fo:text-align="justify" fo:margin-bottom="0in" fo:line-height="100%"/>
    </style:style>
    <style:style style:name="T2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4" style:parent-style-name="VarsayılanParagrafYazıTipi" style:family="text">
      <style:text-properties style:font-name="Bitstream Vera Sans" style:font-name-complex="Tahoma"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7" style:parent-style-name="Textbody" style:family="paragraph">
      <style:paragraph-properties fo:text-align="justify" fo:margin-bottom="0in" fo:line-height="100%"/>
    </style:style>
    <style:style style:name="P258" style:parent-style-name="Textbody" style:family="paragraph">
      <style:paragraph-properties fo:text-align="justify" fo:margin-bottom="0in" fo:line-height="100%"/>
    </style:style>
    <style:style style:name="T259" style:parent-style-name="StrongEmphasis" style:family="text">
      <style:text-properties style:font-name="Bitstream Vera Sans" style:font-name-complex="Tahoma" fo:font-size="11pt" style:font-size-asian="11pt" style:font-size-complex="11pt"/>
    </style:style>
    <style:style style:name="P260" style:parent-style-name="Textbody" style:family="paragraph">
      <style:paragraph-properties fo:text-align="justify" fo:margin-bottom="0in" fo:line-height="100%"/>
    </style:style>
    <style:style style:name="T2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4" style:parent-style-name="Textbody" style:family="paragraph">
      <style:paragraph-properties fo:text-align="justify" fo:margin-bottom="0in" fo:line-height="100%"/>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68" style:parent-style-name="Textbody" style:family="paragraph">
      <style:paragraph-properties fo:text-align="justify" fo:margin-bottom="0in" fo:line-height="100%"/>
    </style:style>
    <style:style style:name="T2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P271" style:parent-style-name="Textbody" style:family="paragraph">
      <style:paragraph-properties fo:text-align="justify" fo:margin-bottom="0in" fo:line-height="100%"/>
    </style:style>
    <style:style style:name="T272" style:parent-style-name="StrongEmphasis" style:family="text">
      <style:text-properties style:font-name="Bitstream Vera Sans" style:font-name-complex="Tahoma" fo:font-size="11pt" style:font-size-asian="11pt" style:font-size-complex="11pt"/>
    </style:style>
    <style:style style:name="T2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75" style:parent-style-name="Standard" style:family="paragraph">
      <style:paragraph-properties fo:text-align="justify"/>
    </style:style>
    <style:style style:name="T2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P278" style:parent-style-name="Standard" style:family="paragraph">
      <style:paragraph-properties fo:text-align="justify"/>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P281" style:parent-style-name="Standard" style:family="paragraph">
      <style:paragraph-properties fo:text-align="justify"/>
    </style:style>
    <style:style style:name="T28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P284" style:parent-style-name="Standard" style:family="paragraph">
      <style:paragraph-properties fo:text-align="justify"/>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P288" style:parent-style-name="Standard" style:family="paragraph">
      <style:paragraph-properties fo:text-align="justify"/>
    </style:style>
    <style:style style:name="T2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P293" style:parent-style-name="Textbody" style:family="paragraph">
      <style:paragraph-properties fo:text-align="justify" fo:margin-bottom="0in" fo:line-height="100%"/>
    </style:style>
    <style:style style:name="T2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style>
    <style:style style:name="P298" style:parent-style-name="Textbody" style:family="paragraph">
      <style:paragraph-properties fo:text-align="justify" fo:margin-bottom="0in" fo:line-height="100%"/>
    </style:style>
    <style:style style:name="T2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T308" style:parent-style-name="StrongEmphasis" style:family="text">
      <style:text-properties style:font-name="Bitstream Vera Sans" style:font-name-complex="Tahoma" fo:font-size="11pt" style:font-size-asian="11pt" style:font-size-complex="11pt" style:language-asian="tr" style:country-asian="TR"/>
    </style:style>
    <style:style style:name="T3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1" style:parent-style-name="Textbody" style:family="paragraph">
      <style:paragraph-properties fo:text-align="justify" fo:margin-bottom="0in" fo:line-height="100%"/>
    </style:style>
    <style:style style:name="T312" style:parent-style-name="StrongEmphasis" style:family="text">
      <style:text-properties style:font-name="Bitstream Vera Sans" style:font-name-complex="Tahoma"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style>
    <style:style style:name="P319" style:parent-style-name="Standard" style:family="paragraph">
      <style:paragraph-properties fo:widows="0" fo:orphans="0" fo:text-align="justify"/>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widows="0" fo:orphans="0" fo:text-align="justify"/>
    </style:style>
    <style:style style:name="T3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P325" style:parent-style-name="Standard" style:family="paragraph">
      <style:paragraph-properties fo:widows="0" fo:orphans="0" fo:text-align="justify"/>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7" style:parent-style-name="VarsayılanParagrafYazıTipi" style:family="text">
      <style:text-properties style:font-name="Bitstream Vera Sans" style:font-name-complex="Tahoma" fo:font-size="11pt" style:font-size-asian="11pt" style:font-size-complex="11pt"/>
    </style:style>
    <style:style style:name="P328" style:parent-style-name="Standard" style:family="paragraph">
      <style:paragraph-properties fo:widows="0" fo:orphans="0" fo:text-align="justify"/>
    </style:style>
    <style:style style:name="T3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P331" style:parent-style-name="Standard" style:family="paragraph">
      <style:paragraph-properties fo:text-align="justify"/>
    </style:style>
    <style:style style:name="T332" style:parent-style-name="StrongEmphasis" style:family="text">
      <style:text-properties style:font-name="Bitstream Vera Sans" style:font-name-complex="Tahoma" fo:font-size="11pt" style:font-size-asian="11pt" style:font-size-complex="11pt"/>
    </style:style>
    <style:style style:name="T333"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fo:font-size="11pt" style:font-size-asian="11pt" style:font-size-complex="11pt"/>
    </style:style>
    <style:style style:name="P335" style:parent-style-name="Textbody" style:family="paragraph">
      <style:paragraph-properties fo:text-align="justify" fo:margin-bottom="0in" fo:line-height="100%"/>
    </style:style>
    <style:style style:name="T336" style:parent-style-name="StrongEmphasis" style:family="text">
      <style:text-properties style:font-name="Bitstream Vera Sans" style:font-name-complex="Tahoma" fo:font-size="11pt" style:font-size-asian="11pt" style:font-size-complex="11pt"/>
    </style:style>
    <style:style style:name="T3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38" style:parent-style-name="Textbody" style:family="paragraph">
      <style:paragraph-properties fo:text-align="justify" fo:margin-bottom="0in" fo:line-height="100%"/>
    </style:style>
    <style:style style:name="P339" style:parent-style-name="Textbody" style:family="paragraph">
      <style:paragraph-properties fo:text-align="justify" fo:margin-bottom="0in" fo:line-height="100%"/>
    </style:style>
    <style:style style:name="T340" style:parent-style-name="StrongEmphasis" style:family="text">
      <style:text-properties style:font-name="Bitstream Vera Sans" style:font-name-complex="Tahoma" fo:font-size="11pt" style:font-size-asian="11pt" style:font-size-complex="11pt"/>
    </style:style>
    <style:style style:name="P341" style:parent-style-name="Textbody" style:family="paragraph">
      <style:paragraph-properties fo:text-align="justify" fo:margin-bottom="0in" fo:line-height="100%"/>
    </style:style>
    <style:style style:name="T3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4" style:parent-style-name="VarsayılanParagrafYazıTipi" style:family="text">
      <style:text-properties style:font-name="Bitstream Vera Sans" style:font-name-complex="Tahoma" fo:font-size="11pt" style:font-size-asian="11pt" style:font-size-complex="11pt"/>
    </style:style>
    <style:style style:name="P345" style:parent-style-name="Textbody" style:family="paragraph">
      <style:paragraph-properties fo:text-align="justify" fo:margin-bottom="0in" fo:line-height="100%"/>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P350" style:parent-style-name="Textbody" style:family="paragraph">
      <style:paragraph-properties fo:text-align="justify" fo:margin-bottom="0in" fo:line-height="100%"/>
    </style:style>
    <style:style style:name="T3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2" style:parent-style-name="VarsayılanParagrafYazıTipi" style:family="text">
      <style:text-properties style:font-name="Bitstream Vera Sans" style:font-name-complex="Tahoma" fo:font-size="11pt" style:font-size-asian="11pt" style:font-size-complex="11pt"/>
    </style:style>
    <style:style style:name="P353" style:parent-style-name="Textbody" style:family="paragraph">
      <style:paragraph-properties fo:text-align="justify" fo:margin-bottom="0in" fo:line-height="100%"/>
    </style:style>
    <style:style style:name="T3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style>
    <style:style style:name="T3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7" style:parent-style-name="Textbody" style:family="paragraph">
      <style:paragraph-properties fo:text-align="justify" fo:margin-bottom="0in" fo:line-height="100%"/>
    </style:style>
    <style:style style:name="T3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1" style:parent-style-name="Textbody" style:family="paragraph">
      <style:paragraph-properties fo:text-align="justify" fo:margin-bottom="0in" fo:line-height="100%"/>
    </style:style>
    <style:style style:name="T3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0" style:parent-style-name="Textbody" style:family="paragraph">
      <style:paragraph-properties fo:text-align="justify" fo:margin-bottom="0in" fo:line-height="100%"/>
    </style:style>
    <style:style style:name="T3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3" style:parent-style-name="Textbody" style:family="paragraph">
      <style:paragraph-properties fo:text-align="justify" fo:margin-bottom="0in" fo:line-height="100%"/>
    </style:style>
    <style:style style:name="T3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1" style:parent-style-name="Textbody" style:family="paragraph">
      <style:paragraph-properties fo:text-align="justify" fo:margin-bottom="0in" fo:line-height="100%"/>
    </style:style>
    <style:style style:name="T382" style:parent-style-name="StrongEmphasis"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8" style:parent-style-name="Textbody" style:family="paragraph">
      <style:paragraph-properties fo:text-align="justify" fo:margin-bottom="0in" fo:line-height="100%"/>
    </style:style>
    <style:style style:name="T389" style:parent-style-name="StrongEmphasis" style:family="text">
      <style:text-properties style:font-name="Bitstream Vera Sans" style:font-name-complex="Tahoma" fo:font-size="11pt" style:font-size-asian="11pt" style:font-size-complex="11pt"/>
    </style:style>
    <style:style style:name="T3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2" style:parent-style-name="Standard" style:family="paragraph">
      <style:paragraph-properties fo:text-align="justify"/>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5" style:parent-style-name="VarsayılanParagrafYazıTipi" style:family="text">
      <style:text-properties style:font-name="Bitstream Vera Sans" style:font-name-complex="Tahoma" fo:font-size="11pt" style:font-size-asian="11pt" style:font-size-complex="11pt"/>
    </style:style>
    <style:style style:name="T396" style:parent-style-name="VarsayılanParagrafYazıTipi" style:family="text">
      <style:text-properties style:font-name="Bitstream Vera Sans" style:font-name-complex="Tahoma" style:text-position="super 63.6%" fo:font-size="11pt" style:font-size-asian="11pt" style:font-size-complex="11pt"/>
    </style:style>
    <style:style style:name="P397" style:parent-style-name="Textbody" style:family="paragraph">
      <style:paragraph-properties fo:text-align="justify" fo:margin-bottom="0in" fo:line-height="100%"/>
    </style:style>
    <style:style style:name="T398" style:parent-style-name="StrongEmphasis" style:family="text">
      <style:text-properties style:font-name="Bitstream Vera Sans" style:font-name-complex="Tahoma" fo:font-size="11pt" style:font-size-asian="11pt" style:font-size-complex="11pt"/>
    </style:style>
    <style:style style:name="T3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00" style:parent-style-name="Textbody" style:family="paragraph">
      <style:paragraph-properties fo:text-align="justify" fo:margin-bottom="0in" fo:line-height="100%"/>
    </style:style>
    <style:style style:name="T401" style:parent-style-name="StrongEmphasis"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P403" style:parent-style-name="Textbody" style:family="paragraph">
      <style:paragraph-properties fo:text-align="justify" fo:margin-bottom="0in" fo:line-height="100%"/>
    </style:style>
    <style:style style:name="T404" style:parent-style-name="StrongEmphasis" style:family="text">
      <style:text-properties style:font-name="Bitstream Vera Sans" style:font-name-complex="Tahoma" fo:font-size="11pt" style:font-size-asian="11pt" style:font-size-complex="11pt"/>
    </style:style>
    <style:style style:name="T405" style:parent-style-name="VarsayılanParagrafYazıTipi" style:family="text">
      <style:text-properties style:font-name="Bitstream Vera Sans" style:font-name-complex="Tahoma"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P407" style:parent-style-name="Textbody" style:family="paragraph">
      <style:paragraph-properties fo:text-align="justify" fo:margin-bottom="0in" fo:line-height="100%"/>
    </style:style>
    <style:style style:name="T408" style:parent-style-name="StrongEmphasis" style:family="text">
      <style:text-properties style:font-name="Bitstream Vera Sans" style:font-name-complex="Tahoma" fo:font-size="11pt" style:font-size-asian="11pt" style:font-size-complex="11pt" style:language-asian="tr" style:country-asian="TR"/>
    </style:style>
    <style:style style:name="T4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1" style:parent-style-name="VarsayılanParagrafYazıTipi" style:family="text">
      <style:text-properties style:font-name="Bitstream Vera Sans" style:font-name-complex="Tahoma" fo:font-size="11pt" style:font-size-asian="11pt" style:font-size-complex="11pt"/>
    </style:style>
    <style:style style:name="P412" style:parent-style-name="Textbody" style:family="paragraph">
      <style:paragraph-properties fo:text-align="justify" fo:margin-bottom="0in" fo:line-height="100%">
        <style:tab-stops>
          <style:tab-stop style:type="left" style:position="1.3513in"/>
        </style:tab-stops>
      </style:paragraph-properties>
    </style:style>
    <style:style style:name="T413" style:parent-style-name="StrongEmphasis" style:family="text">
      <style:text-properties style:font-name="Bitstream Vera Sans" style:font-name-complex="Tahoma" fo:font-size="11pt" style:font-size-asian="11pt" style:font-size-complex="11pt"/>
    </style:style>
    <style:style style:name="T4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16" style:parent-style-name="Standard" style:family="paragraph">
      <style:paragraph-properties fo:text-align="justify"/>
    </style:style>
    <style:style style:name="T417" style:parent-style-name="StrongEmphasis"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StrongEmphasis"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style>
    <style:style style:name="T4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433" style:parent-style-name="Textbody" style:family="paragraph">
      <style:paragraph-properties fo:text-align="justify" fo:margin-bottom="0in" fo:line-height="100%"/>
    </style:style>
    <style:style style:name="T434" style:parent-style-name="StrongEmphasis" style:family="text">
      <style:text-properties style:language-asian="tr" style:country-asian="TR"/>
    </style:style>
    <style:style style:name="T435" style:parent-style-name="StrongEmphasis" style:family="text">
      <style:text-properties style:language-asian="tr" style:country-asian="TR"/>
    </style:style>
    <style:style style:name="T43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3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4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4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4" style:parent-style-name="Textbody" style:family="paragraph">
      <style:paragraph-properties fo:text-align="center" fo:margin-bottom="0in" fo:line-height="100%"/>
    </style:style>
    <style:style style:name="T445" style:parent-style-name="VarsayılanParagrafYazıTipi" style:family="text">
      <style:text-properties style:font-name="Bitstream Vera Sans" style:font-name-complex="Tahoma" fo:font-size="11pt" style:font-size-asian="11pt" style:font-size-complex="11pt"/>
    </style:style>
    <style:style style:name="P4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45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Standard" style:family="paragraph">
      <style:paragraph-properties fo:text-align="justify" style:line-height-at-least="0in"/>
    </style:style>
    <style:style style:name="T457"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45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5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0" style:parent-style-name="Standard" style:family="paragraph">
      <style:paragraph-properties fo:text-align="justify" style:line-height-at-least="0in"/>
    </style:style>
    <style:style style:name="T46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6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6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471" style:parent-style-name="Textbody" style:family="paragraph">
      <style:paragraph-properties fo:text-align="justify" fo:margin-bottom="0in" fo:line-height="100%"/>
    </style:style>
    <style:style style:name="T4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justify" fo:margin-bottom="0in" fo:line-height="100%"/>
    </style:style>
    <style:style style:name="T4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2"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83" style:parent-style-name="Textbody" style:family="paragraph">
      <style:paragraph-properties fo:text-align="justify" fo:margin-bottom="0in" fo:line-height="100%" fo:text-indent="0.4923in"/>
    </style:style>
    <style:style style:name="T4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7-02-2025<text:s/></text:span><text:span text:style-name="T13">–</text:span><text:span text:style-name="T14"><text:s/></text:span><text:span text:style-name="T15">096-DGS-</text:span><text:span text:style-name="T16">32.20250227</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span text:style-name="T26"><text:s/></text:span><text:span text:style-name="T27">HACI MURAT BALCI – 363 4660 2448</text:span></text:p>
      <text:p text:style-name="P28"/>
      <text:p text:style-name="P29"><text:span text:style-name="T30">Kiracı<text:s/></text:span><text:span text:style-name="T31">Adı Soyadı – TC – Tel - Adres</text:span><text:span text:style-name="T32"><text:tab/></text:span><text:span text:style-name="T33"><text:tab/></text:span><text:span text:style-name="T34">:</text:span><text:span text:style-name="T35"><text:s/></text:span><text:span text:style-name="T36">ADEM DUMAN</text:span><text:span text:style-name="T37"><text:s/>–</text:span><text:span text:style-name="T38"><text:s/>341 3267 6260<text:s/></text:span><text:span text:style-name="T39">–</text:span><text:span text:style-name="T40"><text:s/>0 507 276 2095<text:s/></text:span><text:span text:style-name="T41">–</text:span><text:span text:style-name="T42"><text:s text:c="2"/></text:span></text:p>
      <text:p text:style-name="P43"><text:s text:c="2"/>Esentepe Mah. ŞehitUlaşar Cad. Belde Sitesi B Blk k:1/3 TOKAT</text:p>
      <text:p text:style-name="P44"><text:span text:style-name="T45">Kiralananın Cinsi – Kullanım Amacı<text:s/></text:span><text:span text:style-name="T46">–<text:s/></text:span><text:span text:style-name="T47">Adres</text:span><text:span text:style-name="T48"><text:tab/>:</text:span><text:span text:style-name="T49"><text:s/>Çatılı İşyeri – Kumaş Satış<text:s/></text:span><text:span text:style-name="T50">–</text:span><text:span text:style-name="T51"><text:s/>Hızarhane Cad.</text:span><text:span text:style-name="T52"><text:s/>No:5 <text:s/>Tokat</text:span><text:span text:style-name="T53"><text:s/></text:span></text:p>
      <text:p text:style-name="P54"><text:span text:style-name="T55">Tapu Ada/Parsel</text:span><text:span text:style-name="T56"><text:s text:c="2"/></text:span><text:span text:style-name="T57"><text:s/>– <text:s/></text:span><text:span text:style-name="T58">Abone Elektrik</text:span><text:span text:style-name="T59"><text:s/>–<text:s/></text:span><text:span text:style-name="T60">Su</text:span><text:span text:style-name="T61"><text:tab/></text:span><text:span text:style-name="T62"><text:tab/>:</text:span><text:span text:style-name="T63"><text:s/></text:span><text:span text:style-name="T64">390/89</text:span><text:span text:style-name="T65"><text:s/></text:span><text:span text:style-name="T66">–<text:s/></text:span><text:span text:style-name="T67">00 903 903 00<text:s/></text:span><text:span text:style-name="T68"><text:s/></text:span><text:span text:style-name="T69">– 7199</text:span></text:p>
      <text:p text:style-name="P70"><text:span text:style-name="T71">Kira<text:s/></text:span><text:span text:style-name="T72">Başlangıç Tarihi<text:s/></text:span><text:span text:style-name="T73"><text:s/>–</text:span><text:span text:style-name="T74"><text:s/>Bitiş Tarihi<text:s/></text:span><text:span text:style-name="T75"><text:s/>–</text:span><text:span text:style-name="T76"><text:s/>Süresi</text:span><text:span text:style-name="T77"><text:tab/></text:span><text:span text:style-name="T78">:</text:span><text:span text:style-name="T79"><text:s/></text:span><text:span text:style-name="T80">28 Şubat 2025 – 27 Şubat 2026 - İşbu sözleşme 12 aylıktır</text:span></text:p>
      <text:p text:style-name="P81"><text:span text:style-name="T82">Stopaj Vrgsi Hariç Net Kira Bedeli <text:s/></text:span><text:span text:style-name="T83"><text:tab/></text:span><text:span text:style-name="T84"><text:tab/></text:span><text:span text:style-name="T85">:</text:span><text:span text:style-name="T86"><text:s/>300.000,00 TL (Üç Yüz Bin)<text:s/></text:span><text:span text:style-name="T87">+ stopaj vergisi</text:span></text:p>
      <text:p text:style-name="P88"><text:span text:style-name="T89">Ödeme Şekli</text:span><text:span text:style-name="T90"><text:tab/></text:span><text:span text:style-name="T91"><text:tab/></text:span><text:span text:style-name="T92"><text:tab/></text:span><text:span text:style-name="T93"><text:tab/></text:span><text:span text:style-name="T94"><text:tab/></text:span><text:span text:style-name="T95">:</text:span><text:span text:style-name="T96"><text:s/></text:span><text:span text:style-name="T97">Yıllık olarak kira başlangıç tarihinde peşin ödenir</text:span></text:p>
      <text:p text:style-name="P98"/>
      <text:p text:style-name="P99"><text:span text:style-name="T100">Genel<text:s/></text:span><text:span text:style-name="T101">Hükümler</text:span></text:p>
      <text:p text:style-name="P102">MADDE 1 – SÖZLEŞME</text:p>
      <text:p text:style-name="P103"><text:span text:style-name="T104">1.1. Konu:</text:span><text:span text:style-name="T105"><text:s/>İşbu sözleşmenin konusu, taşınmazın kiralanması, teslimi, kira miktar ve ödemeleri, kullanım şartları, sözleşmenin feshi, mecurun tahliyesi ile tarafların karşılıklı yükümlülükleri şartlarının<text:s/></text:span><text:span text:style-name="T106">belirlenmesidir.<text:s/></text:span></text:p>
      <text:p text:style-name="P107"><text:span text:style-name="T108">1.2. Süre ve Sona Erme:</text:span><text:span text:style-name="T109"><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10"><text:span text:style-name="T111">1.2.1 Sürenin Uzaması ve Uzayan Dönem Sözleşmesi:</text:span><text:span text:style-name="T112"><text:s/>İşbu sözleşmede “kira dönemi”, ilk dönem için yukarıda belirlenen süredir. En geç belirli süre bitiminden on beş gün öncesine kadar kiracı; fesih</text:span><text:span text:style-name="T113"><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text:span><text:span text:style-name="T114">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15">Uzayan dönem sözleşmesi yapıldığı durumda işbu sözleşme hükümsüz kalır.</text:span></text:p>
      <text:p text:style-name="P116"><text:span text:style-name="T117">1.2.2<text:s/></text:span><text:span text:style-name="T118">Fesih Dönemi:<text:s/></text:span><text:span text:style-name="T119">S</text:span><text:span text:style-name="T120">özleşme fesih dönemi altı ay, fesih bildirim süresi üç aydır. İşbu sözleşmede ibraz edilen adreslere yapılan bildirimin tarafa ulaştığı tarih değil noterden gönderildiği tarih tebliğ tarihi olarak kabul edilecektir. <text:s/></text:span><text:span text:style-name="T121">328/1</text:span></text:p>
      <text:p text:style-name="P122"><text:span text:style-name="T123">1.2.3 Uzayan dönemlerde fesi</text:span><text:span text:style-name="T124">h:</text:span><text:span text:style-name="T125"><text:s/>Uzayan her altı aylık kira döneminde, dönem bitiş tarihinden üç ay öncesine kadar, taraflar fesih bildiriminde bulunmaz ise sözleşme kira bedeli hariç aynı şartlarla<text:s/></text:span><text:span text:style-name="T126">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text:span><text:span text:style-name="T127">r sonraki dönem için geçerlidir.</text:span></text:p>
      <text:p text:style-name="P128"><text:span text:style-name="T129">1.2.4 Olağanüstü<text:s/></text:span><text:span text:style-name="T130">Fesih:<text:s/></text:span><text:span text:style-name="T131">Kiracının iflasının istenmesi, konkordato talebinde bulunması, tasfiyesine başlanılması, süresinin bitmesi, aleyhinde aciz vesikası alınması, ilgili birimlerince aleyhinde tedbir kararı verilmesi ve iş yerinin mühürlenmesi, s</text:span><text:span text:style-name="T132">özleşme maddelerinden birinin yerine getirilmemesi</text:span><text:span text:style-name="T133"><text:s/>halleri olağanüstü fesih ve tahliye sebebidir. Bu maddede belirlenen şartların oluşması durumunda ihtara gerek olmadan kiracı mecuru otuz gün içerisinde tahliye edecektir. Süre sonunda kiracı mecuru tahliye etmezse, olay tarihi c</text:span><text:span text:style-name="T134">eza başlangıç tarihi olmak üzere işbu sözleşmenin “ceza” maddesinde belirtilen şekilde ceza ödemeyi peşinen kabul, beyan ve taahhüt etmiştir.</text:span></text:p>
      <text:p text:style-name="P135"><text:span text:style-name="T136">1.3.</text:span><text:span text:style-name="T137"><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p>
      <text:p text:style-name="P138"><text:span text:style-name="T139">1.4.<text:s/></text:span><text:span text:style-name="T140">Kiracının iflası ve ölümü:<text:s/></text:span><text:span text:style-name="T141">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p>
      <text:p text:style-name="P142">BELİRLİ SÜRELİ KİRA SÖZLEŞMESİ</text:p>
      <text:p text:style-name="P143"/>
      <text:p text:style-name="P144"><text:span text:style-name="T145">Sözleşme Düzenleme<text:s/></text:span><text:span text:style-name="T146">Tarihi</text:span><text:span text:style-name="T147"><text:s/>– No</text:span><text:span text:style-name="T148"><text:tab/></text:span><text:span text:style-name="T149"><text:tab/>:</text:span><text:span text:style-name="T150"><text:s/></text:span></text:p>
      <text:p text:style-name="P151"><text:span text:style-name="T152">Kiraya Veren A</text:span><text:span text:style-name="T153">dı Soyadı<text:s/></text:span><text:span text:style-name="T154">–<text:s/></text:span><text:span text:style-name="T155">TC</text:span><text:span text:style-name="T156"><text:tab/></text:span><text:span text:style-name="T157"><text:tab/></text:span><text:span text:style-name="T158"><text:tab/></text:span><text:span text:style-name="T159">:</text:span></text:p>
      <text:p text:style-name="P160"><text:span text:style-name="T161">Kiracı<text:s/></text:span><text:span text:style-name="T162">Adı Soyadı – TC – Tel - Adres</text:span><text:span text:style-name="T163"><text:tab/></text:span><text:span text:style-name="T164"><text:tab/></text:span><text:span text:style-name="T165">:</text:span><text:span text:style-name="T166"><text:s/></text:span></text:p>
      <text:p text:style-name="P167"/>
      <text:p text:style-name="P168"><text:span text:style-name="T169"><text:s text:c="2"/></text:span></text:p>
      <text:p text:style-name="P170"><text:span text:style-name="T171">Kiralananın Cinsi – Kullanım Amacı<text:s/></text:span><text:span text:style-name="T172">–<text:s/></text:span><text:span text:style-name="T173">Adres</text:span><text:span text:style-name="T174"><text:tab/>:</text:span><text:span text:style-name="T175"><text:s/></text:span></text:p>
      <text:p text:style-name="P176"><text:span text:style-name="T177">Tapu Ada/Parsel</text:span><text:span text:style-name="T178"><text:s text:c="2"/></text:span><text:span text:style-name="T179"><text:s/>– <text:s/></text:span><text:span text:style-name="T180">Abone Elektrik</text:span><text:span text:style-name="T181"><text:s/>–<text:s/></text:span><text:span text:style-name="T182">Su</text:span><text:span text:style-name="T183"><text:tab/></text:span><text:span text:style-name="T184"><text:tab/>:</text:span><text:span text:style-name="T185"><text:s/></text:span></text:p>
      <text:p text:style-name="P186"><text:span text:style-name="T187">Kira<text:s/></text:span><text:span text:style-name="T188">Başlangıç Tarihi<text:s/></text:span><text:span text:style-name="T189"><text:s/>–</text:span><text:span text:style-name="T190"><text:s/>Bitiş Tarihi<text:s/></text:span><text:span text:style-name="T191"><text:s/>–</text:span><text:span text:style-name="T192"><text:s/>Süresi</text:span><text:span text:style-name="T193"><text:tab/></text:span><text:span text:style-name="T194">:</text:span><text:span text:style-name="T195"><text:s/></text:span></text:p>
      <text:p text:style-name="P196">Stopaj Vrgsi Hariç Net<text:s/>Kira Bedeli<text:tab/><text:tab/>:<text:s/></text:p>
      <text:p text:style-name="P197"><text:span text:style-name="T198">Ödeme Şekli</text:span><text:span text:style-name="T199"><text:tab/></text:span><text:span text:style-name="T200"><text:tab/></text:span><text:span text:style-name="T201"><text:tab/></text:span><text:span text:style-name="T202"><text:tab/></text:span><text:span text:style-name="T203"><text:tab/></text:span><text:span text:style-name="T204">:</text:span><text:span text:style-name="T205"><text:s/></text:span></text:p>
      <text:p text:style-name="P206"/>
      <text:p text:style-name="P207"><text:span text:style-name="T208">Genel Hükümler</text:span></text:p>
      <text:p text:style-name="P209">MADDE 1 – SÖZLEŞME</text:p>
      <text:p text:style-name="P210"><text:span text:style-name="T211">1.1. Konu:</text:span><text:span text:style-name="T212"><text:s/>İşbu sözleşmenin konusu, taşınmazın kiralanması, teslimi, kira miktar ve ödemeleri, kullanım şartları, sözleşmenin feshi, mecurun tahliyesi ile tarafların karşılıklı<text:s/></text:span><text:span text:style-name="T213">yükümlülükleri şartlarının belirlenmesidir.<text:s/></text:span></text:p>
      <text:p text:style-name="P214"><text:span text:style-name="T215">1.2. Süre ve Sona Erme:</text:span><text:span text:style-name="T21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217"><text:span text:style-name="T218">1.2.1 Sürenin Uzaması ve Uzayan Dönem Sözleşmesi:</text:span><text:span text:style-name="T219"><text:s/>İşbu sözleşmede “kira dönemi”, ilk dönem için yukarıda belirlenen süredir. En geç belirli süre bitiminden on beş gün öncesine kadar kiracı; fesih</text:span><text:span text:style-name="T220"><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text:span><text:span text:style-name="T221">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22">Uzayan dönem sözleşmesi yapıldığı durumda işbu sözleşme hükümsüz kalır.</text:span></text:p>
      <text:p text:style-name="P223"><text:span text:style-name="T224">1.2.2<text:s/></text:span><text:span text:style-name="T225">Fesih Dönemi:<text:s/></text:span><text:span text:style-name="T226">S</text:span><text:span text:style-name="T227">özleşme fesih dönemi altı ay, fesih bildirim süresi üç aydır. İşbu sözleşmede ibraz edilen adreslere yapılan bildirimin tarafa ulaştığı tarih değil noterden gönderildiği tarih tebliğ tarihi olarak kabul edilecektir. <text:s/></text:span></text:p>
      <text:p text:style-name="P228"><text:span text:style-name="T229">1.2.3 Uzayan dönemlerde fesi</text:span><text:span text:style-name="T230">h:</text:span><text:span text:style-name="T231"><text:s/>Uzayan her altı aylık kira döneminde, dönem bitiş tarihinden üç ay öncesine kadar, taraflar fesih bildiriminde bulunmaz ise sözleşme kira bedeli hariç aynı şartlarla<text:s/></text:span><text:span text:style-name="T232">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text:span><text:span text:style-name="T233">r sonraki dönem için geçerlidir.</text:span></text:p>
      <text:p text:style-name="P234"><text:span text:style-name="T235">1.2.4 Olağanüstü<text:s/></text:span><text:span text:style-name="T236">Fesih:<text:s/></text:span><text:span text:style-name="T237">Kiracının iflasının istenmesi, konkordato talebinde bulunması, tasfiyesine başlanılması, süresinin bitmesi, aleyhinde aciz vesikası alınması, ilgili birimlerince aleyhinde tedbir kararı verilmesi ve iş yerinin mühürlenmesi, s</text:span><text:span text:style-name="T238">özleşme maddelerinden birinin yerine getirilmemesi</text:span><text:span text:style-name="T239"><text:s/>halleri olağanüstü fesih ve tahliye sebebidir. Bu maddede belirlenen şartların oluşması durumunda ihtara gerek olmadan kiracı mecuru otuz gün içerisinde tahliye edecektir. Süre sonunda kiracı mecuru tahliye etmezse, olay tarihi c</text:span><text:span text:style-name="T240">eza başlangıç tarihi olmak üzere işbu sözleşmenin “ceza” maddesinde belirtilen şekilde ceza ödemeyi peşinen kabul, beyan ve taahhüt etmiştir.</text:span></text:p>
      <text:p text:style-name="P241"><text:span text:style-name="T242">1.3.</text:span><text:span text:style-name="T243"><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p>
      <text:p text:style-name="P244"><text:span text:style-name="T245">1.4.<text:s/></text:span><text:span text:style-name="T246">Kiracının iflası ve ölümü:<text:s/></text:span><text:span text:style-name="T247">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p>
      <text:p text:style-name="P248"/>
      <text:p text:style-name="P249"><text:span text:style-name="T250">1.5. Ceza:</text:span><text:span text:style-name="T251"><text:s/>İşbu sözleşmede açıklanan sebeplerle<text:s/></text:span><text:span text:style-name="T252">veya hukuki bir işlem sonucu geçerli hale gelen yasal bir tahliye tarihinde; kiracı mecuru kendiliğinden tahliye etmezse<text:s/></text:span><text:span text:style-name="T253">temerrüt hakları ve kira alacaklarından bağımsız bu maddedeki ceza uygulanır ve kiracı cezayı tazmin etmeyi peşinen kabul, beyan ve taahhüt etmiştir. İşbu maddede uygulanacak cezanın belirlenmesi için brüt asgari ücret baz alınacaktır. Kiracı ceza bedeli olarak, herhangi bir sebep sonucu kanunen t</text:span><text:span text:style-name="T254">ahliyenin yapılması gereken tarihten<text:s/></text:span><text:span text:style-name="T255">itibaren geçen her</text:span><text:span text:style-name="T256"><text:s/>gün için, brüt asgari ücretin yüzde onu oranında günlük ceza bedeli ödemeyi beyan, kabul ve taahhüt etmiştir.</text:span></text:p>
      <text:p text:style-name="P257"/>
      <text:p text:style-name="P258"><text:span text:style-name="T259">MADDE 2 – KİRALANAN</text:span></text:p>
      <text:p text:style-name="P260"><text:span text:style-name="T261">2.1. Kiracıya Teslim:<text:s/></text:span><text:span text:style-name="T262">İşbu sözleşme aynı zamanda teslim tutanağıdır ve kiracı kiralananı kendi kullanım amacına uygun olarak ayıpsız,<text:s/></text:span><text:span text:style-name="T263">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264"><text:span text:style-name="T265">2.2.</text:span><text:span text:style-name="T266"><text:s/>Taşınmazda bulunan tuvalet, la</text:span><text:bookmark-start text:name="_GoBack1"/><text:bookmark-end text:name="_GoBack1"/><text:span text:style-name="T267">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68"><text:span text:style-name="T269">2.3</text:span><text:span text:style-name="T270"><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271"><text:span text:style-name="T272">2.4</text:span><text:span text:style-name="T273"><text:s/>Sonradan ayıplı durum oluşursa; kiracı, kiraya veren adına harcama yaparak, kiraya verenden bedel tazminat vb. ücretler talep edemez. Zararını kiraya verenden isteyemez. Kiracının sorumluluğu ayıbı bildirmekle sınırlıdır.<text:s/></text:span><text:span text:style-name="T274">304-8</text:span></text:p>
      <text:p text:style-name="P275"><text:span text:style-name="T276">2.5<text:s/></text:span><text:span text:style-name="T277">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278"><text:span text:style-name="T279">2.6</text:span><text:span text:style-name="T280"><text:s/>Aşağıdaki olaylar işbu sözleşme için olağan üstü fesih sebebidir ve kiracının tazmin ödemesine sebep teşkil eder;</text:span></text:p>
      <text:p text:style-name="P281"><text:span text:style-name="T282">2.6.1. Kullanım Amacı:<text:s/></text:span><text:span text:style-name="T283">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84"><text:span text:style-name="T285">2.6.2. Ekler:<text:s/></text:span><text:span text:style-name="T286">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text:span><text:span text:style-name="T287">z.</text:span></text:p>
      <text:p text:style-name="P288"><text:span text:style-name="T289">2.6.3.</text:span><text:span text:style-name="T290"><text:s/>Kiracı,</text:span><text:span text:style-name="T291"><text:s/></text:span><text:span text:style-name="T292">kiralananda veya çevresinde hayvan besleyemez.</text:span></text:p>
      <text:p text:style-name="P293"><text:span text:style-name="T294">2.7<text:s/></text:span><text:span text:style-name="T295">Kiraya veren</text:span><text:span text:style-name="T296">, kiralananda, kira sözleşmesinin feshini gerektirmeyen ve kiracıdan katlanması<text:s/></text:span><text:span text:style-name="T297">beklenebilecek olan yenilik ve değişiklikler yapabilir. Bu durumdan dolayı kiracı herhangi bir hak, tazminat, kira indirimi talep edemez.</text:span></text:p>
      <text:p text:style-name="P298"><text:span text:style-name="T299">2.8</text:span><text:span text:style-name="T300"><text:s/></text:span><text:span text:style-name="T301">Kiracı</text:span><text:span text:style-name="T302">, taşınmazda bir değişiklik yapmak isterse bu ek bir sözleşme ile belirlenmelidir.<text:s/></text:span><text:span text:style-name="T303">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304">, kiralananda ortaya çıkabilecek varsa<text:s/></text:span><text:span text:style-name="T305">değer artışını</text:span><text:span text:style-name="T306">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pan></text:p>
      <text:p text:style-name="P307"><text:span text:style-name="T308">2.9</text:span><text:span text:style-name="T309"><text:s/>Kira sözleşmesinin sona ermesi halinde kiralanan üzerinde yapılmış olan her türlü tadilat ve değişikliğin tamamı veya bir kısmı, kiraya verenin talebi olursa, kiracı tarafından eski<text:s/></text:span><text:span text:style-name="T310">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p>
      <text:p text:style-name="P311"><text:span text:style-name="T312">2.10 Devir – Temlik – Alt Kira – Ortak Kiracı:<text:s/></text:span><text:span text:style-name="T313">Kiracı yazılı rıza olmadıkça, kiralananı kısmen veya tamamen gerçek ve/veya tüzel kişilere devredemez, terk edemez, kullandıramaz, alt kira yolu ile kiraya veremez, yanına ortak kiracı alamaz. Yazılı rızanın alınabilmesi<text:s/></text:span><text:span text:style-name="T314">için devir bilgisi kiraya verene noter marifetiyle bildirilmelidir. Kiraya veren kararını en geç üç ay içinde noter marifetiyle kiracıya bildirmek zorundadır.<text:s/></text:span></text:p>
      <text:p text:style-name="P315"><text:span text:style-name="T316">2.11<text:s/></text:span><text:span text:style-name="T317">Kiraya verenin devir işlemine noter<text:s/></text:span><text:span text:style-name="T318">kanalıyla onay vermesi durumunda;</text:span></text:p>
      <text:p text:style-name="P319"><text:span text:style-name="T320">2.11.1</text:span><text:span text:style-name="T321"><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22"><text:span text:style-name="T323">2.11.2</text:span><text:span text:style-name="T324"><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25"><text:span text:style-name="T326">2.11.3</text:span><text:span text:style-name="T327"><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pan></text:p>
      <text:p text:style-name="P328"><text:span text:style-name="T329">2.11.4</text:span><text:span text:style-name="T330"><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31"><text:span text:style-name="T332">2.12 Kiralananın kullanılmaması:<text:s/></text:span><text:span text:style-name="T333">Normal veya mücbir bir sebeple, mecur kullanılmasa veya sınırlı olarak kullanılsa bile kiracı, kira bedelini ve yan giderleri ödemekle yükümlüdür. İşbu sözleşme pandemi koşulları göz önünde bulundurularak düzenlenmiştir.<text:s/></text:span><text:span text:style-name="T334">Kiracı kiralananı kapalı tutamaz. Kullanmamazlık edemez.</text:span></text:p>
      <text:p text:style-name="P335"><text:span text:style-name="T336">2.12 Tahliye ve Kiralayana Teslim:<text:s/></text:span><text:span text:style-name="T337">Kiralananın kiracı tarafından kendi isteğiyle tahliyesi,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38"/>
      <text:p text:style-name="P339"><text:span text:style-name="T340">MADDE 3 – KİRA BEDELİ, ÖDENME TARİHİ ve DİĞER ÖDEMELER</text:span></text:p>
      <text:p text:style-name="P341"><text:span text:style-name="T342">3.1. Kira Bedeli ve Ödenme Tarihi:</text:span><text:span text:style-name="T343"><text:s/>İ</text:span><text:span text:style-name="T344">şbu sözleşmede belirlenen kira bedeli, vergiler hariç net bedeldir ve kira başlangıç tarihinde peşin olarak, uzayan her dönemde ise “Artış” maddesi uygulanarak uzayan kira dönemi başlangıç tarihinde peşin olarak, “Ödeme Şekli” maddesine uygun şekilde ödenecektir. Kira bedeli hesabında aylık kira bedeli olarak asgari ücret baz alınacak ve her ay için bir asgari ücret bedeli hesabıyla 12 aylık kira bedeli peşin ödenecektir.</text:span></text:p>
      <text:p text:style-name="P345"><text:span text:style-name="T346">3.1.2 Ödeme Şekli:<text:s/></text:span><text:span text:style-name="T347">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text:span><text:span text:style-name="T348">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text:span><text:span text:style-name="T349">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50"><text:span text:style-name="T351">3.1.3</text:span><text:span text:style-name="T352"><text:s/>İşbu sözleşme veya bağlı ekleri ile ödeme tarihi belirlenen kira bedeli veya yan gider ödemelerindeki gecikme, ihtara gerek olmadan temerrüde ve işbu sözleşmeyle oranı belirlenen temerrüt faizine sebep olacaktır.</text:span></text:p>
      <text:p text:style-name="P353"><text:span text:style-name="T354">3.1.4</text:span><text:span text:style-name="T355"><text:s/>Varsa ay</text:span><text:span text:style-name="T356">lık yapılacak ödemeleri, kiracı her ayın en geç 6. günü peşin ödemekle yükümlüdür.</text:span></text:p>
      <text:p text:style-name="P357"><text:span text:style-name="T358">3.1.5</text:span><text:span text:style-name="T359"><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text:span><text:span text:style-name="T360">e kadar temerrüt faizi uygulanır.</text:span></text:p>
      <text:p text:style-name="P361"><text:span text:style-name="T362">3.2. Temerrüt:</text:span><text:span text:style-name="T363"><text:s/>İşbu sözleşme ile<text:s/></text:span><text:span text:style-name="T364">belirlenen ödemeler kira başlangıç tarihinde, uzayan dönemler için yapılacak ödemeler ise uzayan dönem kira başlangıç tarihinde ödenmezse temerrüt oluşur.<text:s/></text:span><text:span text:style-name="T365">Uzayan dönemlerde, zamanında yapılmayan ödemeler, herhangi bir ihtara veya bildirime gerek olmadan, kiraya veren tarafından ihtirazı kayıtla alınmış kabul edilecektir. Ödemenin kabul edilmesi temerrüdü ortadan kaldırmaz.<text:s/></text:span><text:span text:style-name="T366">Ödeme için çek veya senet keşide edilmiş ise,</text:span><text:span text:style-name="T367"><text:s/></text:span><text:span text:style-name="T368">bu tip belgeler ihtar yerine sayılacak, ödeme vadesinde yapılmamışsa, temerrüt başlangıç t</text:span><text:span text:style-name="T369">arihi belgenin keşide tarihi olarak uygulanacaktır.</text:span></text:p>
      <text:p text:style-name="P370"><text:span text:style-name="T371">3.3. Temerrüt Faizi:</text:span><text:span text:style-name="T372"><text:s/>Sözleşme ve eklerine bağlı olarak, sözleşme süresi içerisinde, tahliye döneminde veya sonrasında, sözleşme sona erse veya herhangi bir sebeple fesih edilse dahi, kiracının yapacağı ödemelerde oluşan gecikmelerde; yüzde dokuz aylık temerrüt faizi uygulanacaktır.<text:s/></text:span></text:p>
      <text:p text:style-name="P373"><text:span text:style-name="T374">3.3. Giderler-Yan Giderler-İndirim-Tazminat:</text:span><text:span text:style-name="T375"><text:s/>Elektrik, su vb. giderler kiracıya aittir.<text:s/></text:span><text:span text:style-name="T376">Kiracı, yan giderlere katlanmakla ve</text:span><text:span text:style-name="T377"><text:s/>her ayın 6. günü ödemekle yükümlüdür.<text:s/></text:span><text:span text:style-name="T378">Kiracı, kira süresi boyunca ve sonrasında, sözleşmede belirlenen kira bedelinde, mücbir sebepler dahil, herhangi bir sebeple indirim yapılmasını veya herhangi bir koşulda tazminat isteyemez.</text:span><text:span text:style-name="T379"><text:s/></text:span><text:span text:style-name="T380">303-314</text:span></text:p>
      <text:p text:style-name="P381"><text:span text:style-name="T382">3.4 Vergiler:<text:s/></text:span><text:span text:style-name="T383">Kiralanan ile ilgili varsa; zorunlu sigorta, kira stopaj vergisi, çtv, her türlü vergi, yan giderler ve benzeri yükümlülüklere kiracı katlanır.<text:s/></text:span><text:span text:style-name="T384">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85">Sadece</text:span><text:span text:style-name="T386"><text:s/>kiralanana ait kültür, arsa ve bina vergileri kiraya veren tarafından ödenir.<text:s/></text:span><text:span text:style-name="T387">302</text:span></text:p>
      <text:p text:style-name="P388"><text:span text:style-name="T389">3.5</text:span><text:span text:style-name="T390"><text:s/>Kiracı hiçbir koşulda kiraya verenden tazminat talep edemez.<text:s/></text:span><text:span text:style-name="T391">331</text:span></text:p>
      <text:p text:style-name="P392"><text:span text:style-name="T393">3.6<text:s/></text:span><text:span text:style-name="T394">Kiracı, sözleşmenin sona ermesi halinde, s</text:span><text:span text:style-name="T395">özleşmeye aykırı kullanmadan doğacak zararları giderecektir.<text:s/></text:span><text:span text:style-name="T396">334</text:span></text:p>
      <text:p text:style-name="P397"><text:span text:style-name="T398">3.7 Güvence bedeli:<text:s/></text:span><text:span text:style-name="T399">Kiracı üç aylık kira bedeli güvence bedeli verecekt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text:s/></text:span></text:p>
      <text:p text:style-name="P400"><text:span text:style-name="T401">3.8.</text:span><text:span text:style-name="T402"><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403"><text:span text:style-name="T404">3.9.</text:span><text:span text:style-name="T405"><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text:span><text:span text:style-name="T406">eyi ve “ceza” ödemeyi peşinen kabul, beyan ve taahhüt eder.</text:span></text:p>
      <text:p text:style-name="P407"><text:span text:style-name="T408">3.10.</text:span><text:span text:style-name="T409"><text:s/>Kiracı mecurun yönetim planını, güvenlik tedbirlerini, işletme projesini, kira başlangıcında okumuştur, bilgisi dahilindedir, mevcut kurallara ve sonradan<text:s/></text:span><text:span text:style-name="T410">eklenen kurallara istisnasız uyacak, bu hususlardan doğacak yükümlülüklerini yerine getirecek ve kiraya vereni,<text:s/></text:span><text:span text:style-name="T411">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12"><text:span text:style-name="T413">3.11. Artış:</text:span><text:span text:style-name="T414"><text:s/>İşbu sözleşme bir yıllıktır. Taraflar arasında yeni bir dönem için anlaşma sağlanırsa artış, TUIK ’in açıkladığı, on iki aylık ortalamalara göre TUFE değişim oranının altında olmayacaktır. Her beş yıllık süre sonunda piyasa şartlarına göre kira artışı TUFE ‘den bağımsız yeniden belirlenecektir.<text:s/></text:span></text:p>
      <text:p text:style-name="P415"/>
      <text:p text:style-name="P416"><text:span text:style-name="T417">MADDE 4 - DİĞER</text:span></text:p>
      <text:p text:style-name="P418"><text:span text:style-name="T419">4.1. Mücbir Sebep:<text:s/></text:span><text:span text:style-name="T420">Doğal afet veya ülkenin dahil olduğu<text:s/></text:span><text:span text:style-name="T421">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22"><text:span text:style-name="T423">4.2. Şahit:</text:span><text:span text:style-name="T424"><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text:span><text:span text:style-name="T425">ında ve varsa uzayan dönemlerde de tahakkuk edebilecek her türlü ödemeden de şahsen müteselsil sorumlu olacağını kabul, taahhüt ve beyan etmiştir.<text:s/></text:span></text:p>
      <text:p text:style-name="P426"><text:span text:style-name="T427">4.3. Taahhüt:</text:span><text:span text:style-name="T428"><text:s/>Halen tahtı icarımda bulunan mecuru; işbu sözleşmenin “Kira Bitiş Tarihinde”, sözleşm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text:span><text:span text:style-name="T429">r gün için, brüt<text:s/></text:span><text:span text:style-name="T430">asgari ücretin yüzde onu</text:span><text:span text:style-name="T431"><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32"><text:s/></text:p>
      <text:p text:style-name="P433"><text:span text:style-name="T434"><text:s/></text:span><text:span text:style-name="T435"><text:tab/></text:span><text:span text:style-name="T436">İşbu akitteki bilgilerin doğruluğunu ve sözleşmenin tüm şartlarına</text:span><text:span text:style-name="T437"><text:s/>ve halen tahtı icarımda bulunan mecuru kira bitiş tarihinde boşaltma taahhüdüme</text:span><text:span text:style-name="T438"><text:s/>uyacağımı,<text:s/></text:span><text:span text:style-name="T439">uyuşmazlıkların çözümü için Tokat Adliyesi Mahkeme ve İcra Dairelerinin salahiyetini</text:span><text:span text:style-name="T440"><text:s/>peşinen kabul ettiğimi, işbu sözleşmeyi okuduktan sonra hür irademle imzaladığımı, beyan, kabul ve taahhüt ederim.</text:span></text:p>
      <text:p text:style-name="P441"/>
      <text:p text:style-name="P442"/>
      <text:p text:style-name="P443"/>
      <text:p text:style-name="P444"><text:span text:style-name="T445">EK SÖZLEŞME - TAAHHÜTNAME</text:span></text:p>
      <text:p text:style-name="P446"/>
      <text:p text:style-name="P447">TAAHHÜDÜN</text:p>
      <text:p text:style-name="P448">Düzenleme Tarihi<text:tab/><text:s text:c="2"/><text:tab/>:</text:p>
      <text:p text:style-name="P449">Konusu<text:tab/><text:tab/><text:tab/><text:tab/>: Bu<text:s/>taahhütname belirlenen tarihte kiracının mecuru tahliyesi hususundadır.</text:p>
      <text:p text:style-name="P450"/>
      <text:p text:style-name="P451">MECURUN</text:p>
      <text:p text:style-name="P452">Taahhüt edilen tahliye tarihi<text:tab/>:</text:p>
      <text:p text:style-name="P453">Adresi<text:tab/><text:tab/><text:tab/><text:tab/>:</text:p>
      <text:p text:style-name="P454"/>
      <text:p text:style-name="P455"/>
      <text:p text:style-name="P456"><text:span text:style-name="T457">KİRA SÖZLEŞMESİ</text:span><text:span text:style-name="T458"><text:s/></text:span></text:p>
      <text:p text:style-name="P459">Tarihi<text:s/><text:tab/><text:tab/><text:tab/><text:tab/>:</text:p>
      <text:p text:style-name="P460"><text:span text:style-name="T461">No</text:span><text:span text:style-name="T462"><text:tab/></text:span><text:span text:style-name="T463"><text:tab/></text:span><text:span text:style-name="T464"><text:tab/></text:span><text:span text:style-name="T465"><text:tab/>:</text:span></text:p>
      <text:p text:style-name="P466">Kira başlangıç tarihi<text:tab/><text:tab/>:<text:tab/></text:p>
      <text:p text:style-name="P467"/>
      <text:p text:style-name="P468"/>
      <text:p text:style-name="P469"/>
      <text:p text:style-name="P470"/>
      <text:p text:style-name="P471"><text:span text:style-name="T472"><text:tab/>İşbu taahhütname ile halen tahtı icarımda bulunan<text:s/></text:span><text:span text:style-name="T473">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474"/>
      <text:p text:style-name="P475"><text:span text:style-name="T476"><text:tab/>Gününde tahliye edemediğim veya etmediğim veya işbu taahhütnameye veya imzama haksız olarak itiraz ettiğim takdirde, geçen her gün için,<text:s/></text:span><text:span text:style-name="T477">sözleşme ile belirlediğimiz<text:s/></text:span><text:span text:style-name="T478">yıllık kira bedelinin yüzde<text:s/></text:span><text:span text:style-name="T479">biri</text:span><text:span text:style-name="T480"><text:s/>oranında günlük ceza bedeli ödemeyi; işbu sözleşmede belirlenen “Tahliye Tarihinin” ceza başlangıç tarihi olarak kabul edileceğini; kiraya veren veya yetkili kanuni vekili<text:s/></text:span><text:span text:style-name="T481">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82"/>
      <text:p text:style-name="P483"><text:span text:style-name="T484">İşbu taahhütnameyi hür irademle okudum ve imzalıyorum.</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3-11-23T07:40:00Z</meta:creation-date>
    <dc:date>2025-03-11T08:48:00Z</dc:date>
    <meta:print-date>2025-03-11T08:47:00Z</meta:print-date>
    <meta:template xlink:href="Normal" xlink:type="simple"/>
    <meta:editing-cycles>56</meta:editing-cycles>
    <meta:editing-duration>PT118380S</meta:editing-duration>
    <meta:document-statistic meta:page-count="1" meta:paragraph-count="53" meta:word-count="3970" meta:character-count="26547" meta:row-count="188" meta:non-whitespace-character-count="22630"/>
  </office:meta>
</office:document-meta>
</file>